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8">&lt;w:numPr&gt; 中w:numId 值 <text:s text:c="13"/>对应 numbering.xml中&lt;w:num w:numId="？"&gt;值</text:span></text:p>
      <text:p text:style-name="P6"><text:span text:style-name="T8">&lt;w:ilvl w:val="0"/&gt;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3"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Alphabetical_20List" style:display-name="Alphabetical List" style:family="paragraph" style:list-style-name="L5">
      <style:text-properties fo:font-size="12.000000000000000pt"/>
    </style:style>
    <style:style style:name="Contents_207" style:display-name="Contents 7" style:family="paragraph">
      <style:paragraph-properties fo:margin-left="48.000000000000000pt"/>
    </style:style>
    <style:style style:name="Enumerated_20List" style:display-name="Enumerated List" style:family="paragraph" style:list-style-name="L4">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34</meta:editing-cycles>
    <dc:date>2021-11-16T17:39:21</dc:date>
    <meta:creation-date>2008-08-22T11:41:04</meta:creation-date>
  </office:meta>
</office:document-meta>
</file>